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0555in"/>
    </style:style>
    <style:style style:name="co3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118in"/>
    </style:style>
    <style:style style:name="co6" style:family="table-column">
      <style:table-column-properties fo:break-before="auto" style:column-width="0.359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7272in" svg:height="4.9657in" svg:x="8.1972in" svg:y="0.3043in">
            <draw:object draw:notify-on-update-of-ranges="Sheet1.G3:Sheet1.G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ce1"/>
        <table:table-column table:style-name="co3" table:number-columns-repeated="7" table:default-cell-style-name="Default"/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office:value-type="string">
            <text:p>Day</text:p>
          </table:table-cell>
          <table:table-cell office:value-type="string">
            <text:p>Frank</text:p>
          </table:table-cell>
          <table:table-cell office:value-type="string">
            <text:p>Troy</text:p>
          </table:table-cell>
          <table:table-cell office:value-type="string">
            <text:p>Frank Rem.</text:p>
          </table:table-cell>
          <table:table-cell office:value-type="string">
            <text:p>Troy Rem.</text:p>
          </table:table-cell>
          <table:table-cell office:value-type="string">
            <text:p>Hours Left</text:p>
          </table:table-cell>
          <table:table-cell office:value-type="string">
            <text:p>Progress</text:p>
          </table:table-cell>
          <table:table-cell office:value-type="string">
            <text:p>Av. Velocity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table:formula="of:=IF(OR(ISBLANK([.C3]);ISBLANK([.D3]));0;24-[.C3])" office:value-type="float" office:value="24">
            <text:p>24</text:p>
          </table:table-cell>
          <table:table-cell table:formula="of:=IF(OR(ISBLANK([.C3]);ISBLANK([.D3]));0;24-[.D3])" office:value-type="float" office:value="23.25">
            <text:p>23.25</text:p>
          </table:table-cell>
          <table:table-cell table:formula="of:=IF(OR(ISBLANK([.C3]);ISBLANK([.D3]));0;[Sheet2.B1]-([.C3]+[.D3]))" office:value-type="float" office:value="47.25">
            <text:p>47.25</text:p>
          </table:table-cell>
          <table:table-cell table:formula="of:=IF(OR(ISBLANK([.C4]);ISBLANK([.D4]));&quot;&quot;;[Sheet2.B1]-[.G3])" office:value-type="float" office:value="0.75">
            <text:p>0.75</text:p>
          </table:table-cell>
          <table:table-cell table:formula="of:=IF(ISTEXT([.H3]);&quot;&quot;;AVERAGE([.H3]))" office:value-type="float" office:value="0.75">
            <text:p>0.75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float" office:value="2.25">
            <text:p>2.25</text:p>
          </table:table-cell>
          <table:table-cell table:formula="of:=IF(OR(ISBLANK([.C4]);ISBLANK([.D4]));0;[.E3]-[.C4])" office:value-type="float" office:value="21.75">
            <text:p>21.75</text:p>
          </table:table-cell>
          <table:table-cell table:formula="of:=IF(OR(ISBLANK([.C4]);ISBLANK([.D4]));0;[.F3]-[.D4])" office:value-type="float" office:value="21">
            <text:p>21</text:p>
          </table:table-cell>
          <table:table-cell table:formula="of:=IF(OR(ISBLANK([.C4]);ISBLANK([.D4]));0;[.G3]-([.C4]+[.D4]))" office:value-type="float" office:value="42.75">
            <text:p>42.75</text:p>
          </table:table-cell>
          <table:table-cell table:formula="of:=IF(OR(ISBLANK([.C4]);ISBLANK([.D4]));&quot;&quot;;[.G3]-[.G4])" office:value-type="float" office:value="4.5">
            <text:p>4.5</text:p>
          </table:table-cell>
          <table:table-cell table:formula="of:=IF(ISTEXT([.H4]);&quot;&quot;;AVERAGE([.H3:.H4]))" office:value-type="float" office:value="2.625">
            <text:p>2.625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IF(OR(ISBLANK([.C5]);ISBLANK([.D5]));0;[.E4]-[.C5])" office:value-type="float" office:value="21.75">
            <text:p>21.75</text:p>
          </table:table-cell>
          <table:table-cell table:formula="of:=IF(OR(ISBLANK([.C5]);ISBLANK([.D5]));0;[.F4]-[.D5])" office:value-type="float" office:value="21">
            <text:p>21</text:p>
          </table:table-cell>
          <table:table-cell table:formula="of:=IF(OR(ISBLANK([.C5]);ISBLANK([.D5]));0;[.G4]-([.C5]+[.D5]))" office:value-type="float" office:value="42.75">
            <text:p>42.75</text:p>
          </table:table-cell>
          <table:table-cell table:formula="of:=IF(OR(ISBLANK([.C5]);ISBLANK([.D5]));&quot;&quot;;[.G4]-[.G5])" office:value-type="float" office:value="0">
            <text:p>0</text:p>
          </table:table-cell>
          <table:table-cell table:formula="of:=IF(ISTEXT([.H5]);&quot;&quot;;AVERAGE([.H4:.H5]))" office:value-type="float" office:value="2.25">
            <text:p>2.25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IF(OR(ISBLANK([.C6]);ISBLANK([.D6]));0;[.E5]-[.C6])" office:value-type="float" office:value="21.75">
            <text:p>21.75</text:p>
          </table:table-cell>
          <table:table-cell table:formula="of:=IF(OR(ISBLANK([.C6]);ISBLANK([.D6]));0;[.F5]-[.D6])" office:value-type="float" office:value="19">
            <text:p>19</text:p>
          </table:table-cell>
          <table:table-cell table:formula="of:=IF(OR(ISBLANK([.C6]);ISBLANK([.D6]));0;[.G5]-([.C6]+[.D6]))" office:value-type="float" office:value="40.75">
            <text:p>40.75</text:p>
          </table:table-cell>
          <table:table-cell table:formula="of:=IF(OR(ISBLANK([.C6]);ISBLANK([.D6]));&quot;&quot;;[.G5]-[.G6])" office:value-type="float" office:value="2">
            <text:p>2</text:p>
          </table:table-cell>
          <table:table-cell table:formula="of:=IF(ISTEXT([.H6]);&quot;&quot;;AVERAGE([.H5:.H6]))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IF(OR(ISBLANK([.C7]);ISBLANK([.D7]));0;[.E6]-[.C7])" office:value-type="float" office:value="21.75">
            <text:p>21.75</text:p>
          </table:table-cell>
          <table:table-cell table:formula="of:=IF(OR(ISBLANK([.C7]);ISBLANK([.D7]));0;[.F6]-[.D7])" office:value-type="float" office:value="19">
            <text:p>19</text:p>
          </table:table-cell>
          <table:table-cell table:formula="of:=IF(OR(ISBLANK([.C7]);ISBLANK([.D7]));0;[.G6]-([.C7]+[.D7]))" office:value-type="float" office:value="40.75">
            <text:p>40.75</text:p>
          </table:table-cell>
          <table:table-cell table:formula="of:=IF(OR(ISBLANK([.C7]);ISBLANK([.D7]));&quot;&quot;;[.G6]-[.G7])" office:value-type="float" office:value="0">
            <text:p>0</text:p>
          </table:table-cell>
          <table:table-cell table:formula="of:=IF(ISTEXT([.H7]);&quot;&quot;;AVERAGE([.H6:.H7]))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formula="of:=IF(OR(ISBLANK([.C8]);ISBLANK([.D8]));0;[.E7]-[.C8])" office:value-type="float" office:value="21.75">
            <text:p>21.75</text:p>
          </table:table-cell>
          <table:table-cell table:formula="of:=IF(OR(ISBLANK([.C8]);ISBLANK([.D8]));0;[.F7]-[.D8])" office:value-type="float" office:value="19">
            <text:p>19</text:p>
          </table:table-cell>
          <table:table-cell table:formula="of:=IF(OR(ISBLANK([.C8]);ISBLANK([.D8]));0;[.G7]-([.C8]+[.D8]))" office:value-type="float" office:value="40.75">
            <text:p>40.75</text:p>
          </table:table-cell>
          <table:table-cell table:formula="of:=IF(OR(ISBLANK([.C8]);ISBLANK([.D8]));&quot;&quot;;[.G7]-[.G8])" office:value-type="float" office:value="0">
            <text:p>0</text:p>
          </table:table-cell>
          <table:table-cell table:formula="of:=IF(ISTEXT([.H8]);&quot;&quot;;AVERAGE([.H3:.H8]))" office:value-type="float" office:value="1.20833333333333">
            <text:p>1.2083333333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.75">
            <text:p>1.75</text:p>
          </table:table-cell>
          <table:table-cell table:formula="of:=IF(OR(ISBLANK([.C9]);ISBLANK([.D9]));0;[.E8]-[.C9])" office:value-type="float" office:value="21.75">
            <text:p>21.75</text:p>
          </table:table-cell>
          <table:table-cell table:formula="of:=IF(OR(ISBLANK([.C9]);ISBLANK([.D9]));0;[.F8]-[.D9])" office:value-type="float" office:value="17.25">
            <text:p>17.25</text:p>
          </table:table-cell>
          <table:table-cell table:formula="of:=IF(OR(ISBLANK([.C9]);ISBLANK([.D9]));0;[.G8]-([.C9]+[.D9]))" office:value-type="float" office:value="39">
            <text:p>39</text:p>
          </table:table-cell>
          <table:table-cell table:formula="of:=IF(OR(ISBLANK([.C9]);ISBLANK([.D9]));&quot;&quot;;[.G8]-[.G9])" office:value-type="float" office:value="1.75">
            <text:p>1.75</text:p>
          </table:table-cell>
          <table:table-cell table:formula="of:=IF(ISTEXT([.H9]);&quot;&quot;;AVERAGE([.H3:.H9]))" office:value-type="float" office:value="1.28571428571429">
            <text:p>1.2857142857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.5">
            <text:p>2.5</text:p>
          </table:table-cell>
          <table:table-cell table:formula="of:=IF(OR(ISBLANK([.C10]);ISBLANK([.D10]));0;[.E9]-[.C10])" office:value-type="float" office:value="21.75">
            <text:p>21.75</text:p>
          </table:table-cell>
          <table:table-cell table:formula="of:=IF(OR(ISBLANK([.C10]);ISBLANK([.D10]));0;[.F9]-[.D10])" office:value-type="float" office:value="14.75">
            <text:p>14.75</text:p>
          </table:table-cell>
          <table:table-cell table:formula="of:=IF(OR(ISBLANK([.C10]);ISBLANK([.D10]));0;[.G9]-([.C10]+[.D10]))" office:value-type="float" office:value="36.5">
            <text:p>36.5</text:p>
          </table:table-cell>
          <table:table-cell table:formula="of:=IF(OR(ISBLANK([.C10]);ISBLANK([.D10]));&quot;&quot;;[.G9]-[.G10])" office:value-type="float" office:value="2.5">
            <text:p>2.5</text:p>
          </table:table-cell>
          <table:table-cell table:formula="of:=IF(ISTEXT([.H10]);&quot;&quot;;AVERAGE([.H3:.H10]))" office:value-type="float" office:value="1.4375">
            <text:p>1.4375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/>
          <table:table-cell table:formula="of:=IF(OR(ISBLANK([.C11]);ISBLANK([.D11]));0;[.E10]-[.C11])" office:value-type="float" office:value="0">
            <text:p>0</text:p>
          </table:table-cell>
          <table:table-cell table:formula="of:=IF(OR(ISBLANK([.C11]);ISBLANK([.D11]));0;[.F10]-[.D11])" office:value-type="float" office:value="0">
            <text:p>0</text:p>
          </table:table-cell>
          <table:table-cell table:formula="of:=IF(OR(ISBLANK([.C11]);ISBLANK([.D11]));0;[.G10]-([.C11]+[.D11]))" office:value-type="float" office:value="0">
            <text:p>0</text:p>
          </table:table-cell>
          <table:table-cell table:formula="of:=IF(OR(ISBLANK([.C11]);ISBLANK([.D11]));&quot;&quot;;[.G10]-[.G11])">
            <text:p/>
          </table:table-cell>
          <table:table-cell table:formula="of:=IF(ISTEXT([.H11]);&quot;&quot;;AVERAGE([.H3:.H11]))">
            <text:p/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/>
          <table:table-cell table:formula="of:=IF(OR(ISBLANK([.C12]);ISBLANK([.D12]));0;[.E11]-[.C12])" office:value-type="float" office:value="0">
            <text:p>0</text:p>
          </table:table-cell>
          <table:table-cell table:formula="of:=IF(OR(ISBLANK([.C12]);ISBLANK([.D12]));0;[.F11]-[.D12])" office:value-type="float" office:value="0">
            <text:p>0</text:p>
          </table:table-cell>
          <table:table-cell table:formula="of:=IF(OR(ISBLANK([.C12]);ISBLANK([.D12]));0;[.G11]-([.C12]+[.D12]))" office:value-type="float" office:value="0">
            <text:p>0</text:p>
          </table:table-cell>
          <table:table-cell table:formula="of:=IF(OR(ISBLANK([.C12]);ISBLANK([.D12]));&quot;&quot;;[.G11]-[.G12])">
            <text:p/>
          </table:table-cell>
          <table:table-cell table:formula="of:=IF(ISTEXT([.H12]);&quot;&quot;;AVERAGE([.H3:.H12]))">
            <text:p/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"/>
          <table:table-cell table:formula="of:=IF(OR(ISBLANK([.C13]);ISBLANK([.D13]));0;[.E12]-[.C13])" office:value-type="float" office:value="0">
            <text:p>0</text:p>
          </table:table-cell>
          <table:table-cell table:formula="of:=IF(OR(ISBLANK([.C13]);ISBLANK([.D13]));0;[.F12]-[.D13])" office:value-type="float" office:value="0">
            <text:p>0</text:p>
          </table:table-cell>
          <table:table-cell table:formula="of:=IF(OR(ISBLANK([.C13]);ISBLANK([.D13]));0;[.G12]-([.C13]+[.D13]))" office:value-type="float" office:value="0">
            <text:p>0</text:p>
          </table:table-cell>
          <table:table-cell table:formula="of:=IF(OR(ISBLANK([.C13]);ISBLANK([.D13]));&quot;&quot;;[.G12]-[.G13])">
            <text:p/>
          </table:table-cell>
          <table:table-cell table:formula="of:=IF(ISTEXT([.H13]);&quot;&quot;;AVERAGE([.H3:.H13]))">
            <text:p/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2"/>
          <table:table-cell table:formula="of:=IF(OR(ISBLANK([.C14]);ISBLANK([.D14]));0;[.E13]-[.C14])" office:value-type="float" office:value="0">
            <text:p>0</text:p>
          </table:table-cell>
          <table:table-cell table:formula="of:=IF(OR(ISBLANK([.C14]);ISBLANK([.D14]));0;[.F13]-[.D14])" office:value-type="float" office:value="0">
            <text:p>0</text:p>
          </table:table-cell>
          <table:table-cell table:formula="of:=IF(OR(ISBLANK([.C14]);ISBLANK([.D14]));0;[.G13]-([.C14]+[.D14]))" office:value-type="float" office:value="0">
            <text:p>0</text:p>
          </table:table-cell>
          <table:table-cell table:formula="of:=IF(OR(ISBLANK([.C14]);ISBLANK([.D14]));&quot;&quot;;[.G13]-[.G14])">
            <text:p/>
          </table:table-cell>
          <table:table-cell table:formula="of:=IF(ISTEXT([.H14]);&quot;&quot;;AVERAGE([.H3:.H14]))">
            <text:p/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2"/>
          <table:table-cell table:formula="of:=IF(OR(ISBLANK([.C15]);ISBLANK([.D15]));0;[.E14]-[.C15])" office:value-type="float" office:value="0">
            <text:p>0</text:p>
          </table:table-cell>
          <table:table-cell table:formula="of:=IF(OR(ISBLANK([.C15]);ISBLANK([.D15]));0;[.F14]-[.D15])" office:value-type="float" office:value="0">
            <text:p>0</text:p>
          </table:table-cell>
          <table:table-cell table:formula="of:=IF(OR(ISBLANK([.C15]);ISBLANK([.D15]));0;[.G14]-([.C15]+[.D15]))" office:value-type="float" office:value="0">
            <text:p>0</text:p>
          </table:table-cell>
          <table:table-cell table:formula="of:=IF(OR(ISBLANK([.C15]);ISBLANK([.D15]));&quot;&quot;;[.G14]-[.G15])">
            <text:p/>
          </table:table-cell>
          <table:table-cell table:formula="of:=IF(ISTEXT([.H15]);&quot;&quot;;AVERAGE([.H3:.H15]))">
            <text:p/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2"/>
          <table:table-cell table:formula="of:=IF(OR(ISBLANK([.C16]);ISBLANK([.D16]));0;[.E15]-[.C16])" office:value-type="float" office:value="0">
            <text:p>0</text:p>
          </table:table-cell>
          <table:table-cell table:formula="of:=IF(OR(ISBLANK([.C16]);ISBLANK([.D16]));0;[.F15]-[.D16])" office:value-type="float" office:value="0">
            <text:p>0</text:p>
          </table:table-cell>
          <table:table-cell table:formula="of:=IF(OR(ISBLANK([.C16]);ISBLANK([.D16]));0;[.G15]-([.C16]+[.D16]))" office:value-type="float" office:value="0">
            <text:p>0</text:p>
          </table:table-cell>
          <table:table-cell table:formula="of:=IF(OR(ISBLANK([.C16]);ISBLANK([.D16]));&quot;&quot;;[.G15]-[.G16])">
            <text:p/>
          </table:table-cell>
          <table:table-cell table:formula="of:=IF(ISTEXT([.H16]);&quot;&quot;;AVERAGE([.H3:.H16]))">
            <text:p/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2"/>
          <table:table-cell table:formula="of:=IF(OR(ISBLANK([.C17]);ISBLANK([.D17]));0;[.E16]-[.C17])" office:value-type="float" office:value="0">
            <text:p>0</text:p>
          </table:table-cell>
          <table:table-cell table:formula="of:=IF(OR(ISBLANK([.C17]);ISBLANK([.D17]));0;[.F16]-[.D17])" office:value-type="float" office:value="0">
            <text:p>0</text:p>
          </table:table-cell>
          <table:table-cell table:formula="of:=IF(OR(ISBLANK([.C17]);ISBLANK([.D17]));0;[.G16]-([.C17]+[.D17]))" office:value-type="float" office:value="0">
            <text:p>0</text:p>
          </table:table-cell>
          <table:table-cell table:formula="of:=IF(OR(ISBLANK([.C17]);ISBLANK([.D17]));&quot;&quot;;[.G16]-[.G17])">
            <text:p/>
          </table:table-cell>
          <table:table-cell table:formula="of:=IF(ISTEXT([.H17]);&quot;&quot;;AVERAGE([.H3:.H17]))">
            <text:p/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2"/>
          <table:table-cell table:formula="of:=IF(OR(ISBLANK([.C18]);ISBLANK([.D18]));0;[.E17]-[.C18])" office:value-type="float" office:value="0">
            <text:p>0</text:p>
          </table:table-cell>
          <table:table-cell table:formula="of:=IF(OR(ISBLANK([.C18]);ISBLANK([.D18]));0;[.F17]-[.D18])" office:value-type="float" office:value="0">
            <text:p>0</text:p>
          </table:table-cell>
          <table:table-cell table:formula="of:=IF(OR(ISBLANK([.C18]);ISBLANK([.D18]));0;[.G17]-([.C18]+[.D18]))" office:value-type="float" office:value="0">
            <text:p>0</text:p>
          </table:table-cell>
          <table:table-cell table:formula="of:=IF(OR(ISBLANK([.C18]);ISBLANK([.D18]));&quot;&quot;;[.G17]-[.G18])">
            <text:p/>
          </table:table-cell>
          <table:table-cell table:formula="of:=IF(ISTEXT([.H18]);&quot;&quot;;AVERAGE([.H3:.H18]))">
            <text:p/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2"/>
          <table:table-cell table:formula="of:=IF(OR(ISBLANK([.C19]);ISBLANK([.D19]));0;[.E18]-[.C19])" office:value-type="float" office:value="0">
            <text:p>0</text:p>
          </table:table-cell>
          <table:table-cell table:formula="of:=IF(OR(ISBLANK([.C19]);ISBLANK([.D19]));0;[.F18]-[.D19])" office:value-type="float" office:value="0">
            <text:p>0</text:p>
          </table:table-cell>
          <table:table-cell table:formula="of:=IF(OR(ISBLANK([.C19]);ISBLANK([.D19]));0;[.G18]-([.C19]+[.D19]))" office:value-type="float" office:value="0">
            <text:p>0</text:p>
          </table:table-cell>
          <table:table-cell table:formula="of:=IF(OR(ISBLANK([.C19]);ISBLANK([.D19]));&quot;&quot;;[.G18]-[.G19])">
            <text:p/>
          </table:table-cell>
          <table:table-cell table:formula="of:=IF(ISTEXT([.H19]);&quot;&quot;;AVERAGE([.H3:.H19]))">
            <text:p/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2"/>
          <table:table-cell table:formula="of:=IF(OR(ISBLANK([.C20]);ISBLANK([.D20]));0;[.E19]-[.C20])" office:value-type="float" office:value="0">
            <text:p>0</text:p>
          </table:table-cell>
          <table:table-cell table:formula="of:=IF(OR(ISBLANK([.C20]);ISBLANK([.D20]));0;[.F19]-[.D20])" office:value-type="float" office:value="0">
            <text:p>0</text:p>
          </table:table-cell>
          <table:table-cell table:formula="of:=IF(OR(ISBLANK([.C20]);ISBLANK([.D20]));0;[.G19]-([.C20]+[.D20]))" office:value-type="float" office:value="0">
            <text:p>0</text:p>
          </table:table-cell>
          <table:table-cell table:formula="of:=IF(OR(ISBLANK([.C20]);ISBLANK([.D20]));&quot;&quot;;[.G19]-[.G20])">
            <text:p/>
          </table:table-cell>
          <table:table-cell table:formula="of:=IF(ISTEXT([.H20]);&quot;&quot;;AVERAGE([.H3:.H20]))">
            <text:p/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2"/>
          <table:table-cell table:formula="of:=IF(OR(ISBLANK([.C21]);ISBLANK([.D21]));0;[.E20]-[.C21])" office:value-type="float" office:value="0">
            <text:p>0</text:p>
          </table:table-cell>
          <table:table-cell table:formula="of:=IF(OR(ISBLANK([.C21]);ISBLANK([.D21]));0;[.F20]-[.D21])" office:value-type="float" office:value="0">
            <text:p>0</text:p>
          </table:table-cell>
          <table:table-cell table:formula="of:=IF(OR(ISBLANK([.C21]);ISBLANK([.D21]));0;[.G20]-([.C21]+[.D21]))" office:value-type="float" office:value="0">
            <text:p>0</text:p>
          </table:table-cell>
          <table:table-cell table:formula="of:=IF(OR(ISBLANK([.C21]);ISBLANK([.D21]));&quot;&quot;;[.G20]-[.G21])">
            <text:p/>
          </table:table-cell>
          <table:table-cell table:formula="of:=IF(ISTEXT([.H21]);&quot;&quot;;AVERAGE([.H3:.H21]))">
            <text:p/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2"/>
          <table:table-cell table:formula="of:=IF(OR(ISBLANK([.C22]);ISBLANK([.D22]));0;[.E21]-[.C22])" office:value-type="float" office:value="0">
            <text:p>0</text:p>
          </table:table-cell>
          <table:table-cell table:formula="of:=IF(OR(ISBLANK([.C22]);ISBLANK([.D22]));0;[.F21]-[.D22])" office:value-type="float" office:value="0">
            <text:p>0</text:p>
          </table:table-cell>
          <table:table-cell table:formula="of:=IF(OR(ISBLANK([.C22]);ISBLANK([.D22]));0;[.G21]-([.C22]+[.D22]))" office:value-type="float" office:value="0">
            <text:p>0</text:p>
          </table:table-cell>
          <table:table-cell table:formula="of:=IF(OR(ISBLANK([.C22]);ISBLANK([.D22]));&quot;&quot;;[.G21]-[.G22])">
            <text:p/>
          </table:table-cell>
          <table:table-cell table:formula="of:=IF(ISTEXT([.H22]);&quot;&quot;;AVERAGE([.H3:.H22]))">
            <text:p/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2"/>
          <table:table-cell table:formula="of:=IF(OR(ISBLANK([.C23]);ISBLANK([.D23]));0;[.E22]-[.C23])" office:value-type="float" office:value="0">
            <text:p>0</text:p>
          </table:table-cell>
          <table:table-cell table:formula="of:=IF(OR(ISBLANK([.C23]);ISBLANK([.D23]));0;[.F22]-[.D23])" office:value-type="float" office:value="0">
            <text:p>0</text:p>
          </table:table-cell>
          <table:table-cell table:formula="of:=IF(OR(ISBLANK([.C23]);ISBLANK([.D23]));0;[.G22]-([.C23]+[.D23]))" office:value-type="float" office:value="0">
            <text:p>0</text:p>
          </table:table-cell>
          <table:table-cell table:formula="of:=IF(OR(ISBLANK([.C23]);ISBLANK([.D23]));&quot;&quot;;[.G22]-[.G23])">
            <text:p/>
          </table:table-cell>
          <table:table-cell table:formula="of:=IF(ISTEXT([.H23]);&quot;&quot;;AVERAGE([.H3:.H23]))">
            <text:p/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2"/>
          <table:table-cell table:formula="of:=IF(OR(ISBLANK([.C24]);ISBLANK([.D24]));0;[.E23]-[.C24])" office:value-type="float" office:value="0">
            <text:p>0</text:p>
          </table:table-cell>
          <table:table-cell table:formula="of:=IF(OR(ISBLANK([.C24]);ISBLANK([.D24]));0;[.F23]-[.D24])" office:value-type="float" office:value="0">
            <text:p>0</text:p>
          </table:table-cell>
          <table:table-cell table:formula="of:=IF(OR(ISBLANK([.C24]);ISBLANK([.D24]));0;[.G23]-([.C24]+[.D24]))" office:value-type="float" office:value="0">
            <text:p>0</text:p>
          </table:table-cell>
          <table:table-cell table:formula="of:=IF(OR(ISBLANK([.C24]);ISBLANK([.D24]));&quot;&quot;;[.G23]-[.G24])">
            <text:p/>
          </table:table-cell>
          <table:table-cell table:formula="of:=IF(ISTEXT([.H24]);&quot;&quot;;AVERAGE([.H3:.H24]))">
            <text:p/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2"/>
          <table:table-cell table:formula="of:=IF(OR(ISBLANK([.C25]);ISBLANK([.D25]));0;[.E24]-[.C25])" office:value-type="float" office:value="0">
            <text:p>0</text:p>
          </table:table-cell>
          <table:table-cell table:formula="of:=IF(OR(ISBLANK([.C25]);ISBLANK([.D25]));0;[.F24]-[.D25])" office:value-type="float" office:value="0">
            <text:p>0</text:p>
          </table:table-cell>
          <table:table-cell table:formula="of:=IF(OR(ISBLANK([.C25]);ISBLANK([.D25]));0;[.G24]-([.C25]+[.D25]))" office:value-type="float" office:value="0">
            <text:p>0</text:p>
          </table:table-cell>
          <table:table-cell table:formula="of:=IF(OR(ISBLANK([.C25]);ISBLANK([.D25]));&quot;&quot;;[.G24]-[.G25])">
            <text:p/>
          </table:table-cell>
          <table:table-cell table:formula="of:=IF(ISTEXT([.H25]);&quot;&quot;;AVERAGE([.H3:.H25]))">
            <text:p/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2"/>
          <table:table-cell table:formula="of:=IF(OR(ISBLANK([.C26]);ISBLANK([.D26]));0;[.E25]-[.C26])" office:value-type="float" office:value="0">
            <text:p>0</text:p>
          </table:table-cell>
          <table:table-cell table:formula="of:=IF(OR(ISBLANK([.C26]);ISBLANK([.D26]));0;[.F25]-[.D26])" office:value-type="float" office:value="0">
            <text:p>0</text:p>
          </table:table-cell>
          <table:table-cell table:formula="of:=IF(OR(ISBLANK([.C26]);ISBLANK([.D26]));0;[.G25]-([.C26]+[.D26]))" office:value-type="float" office:value="0">
            <text:p>0</text:p>
          </table:table-cell>
          <table:table-cell table:formula="of:=IF(OR(ISBLANK([.C26]);ISBLANK([.D26]));&quot;&quot;;[.G25]-[.G26])">
            <text:p/>
          </table:table-cell>
          <table:table-cell table:formula="of:=IF(ISTEXT([.H26]);&quot;&quot;;AVERAGE([.H3:.H26]))">
            <text:p/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2"/>
          <table:table-cell table:formula="of:=IF(OR(ISBLANK([.C27]);ISBLANK([.D27]));0;[.E26]-[.C27])" office:value-type="float" office:value="0">
            <text:p>0</text:p>
          </table:table-cell>
          <table:table-cell table:formula="of:=IF(OR(ISBLANK([.C27]);ISBLANK([.D27]));0;[.F26]-[.D27])" office:value-type="float" office:value="0">
            <text:p>0</text:p>
          </table:table-cell>
          <table:table-cell table:formula="of:=IF(OR(ISBLANK([.C27]);ISBLANK([.D27]));0;[.G26]-([.C27]+[.D27]))" office:value-type="float" office:value="0">
            <text:p>0</text:p>
          </table:table-cell>
          <table:table-cell table:formula="of:=IF(OR(ISBLANK([.C27]);ISBLANK([.D27]));&quot;&quot;;[.G26]-[.G27])">
            <text:p/>
          </table:table-cell>
          <table:table-cell table:formula="of:=IF(ISTEXT([.H27]);&quot;&quot;;AVERAGE([.H3:.H27]))">
            <text:p/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2"/>
          <table:table-cell table:formula="of:=IF(OR(ISBLANK([.C28]);ISBLANK([.D28]));0;[.E27]-[.C28])" office:value-type="float" office:value="0">
            <text:p>0</text:p>
          </table:table-cell>
          <table:table-cell table:formula="of:=IF(OR(ISBLANK([.C28]);ISBLANK([.D28]));0;[.F27]-[.D28])" office:value-type="float" office:value="0">
            <text:p>0</text:p>
          </table:table-cell>
          <table:table-cell table:formula="of:=IF(OR(ISBLANK([.C28]);ISBLANK([.D28]));0;[.G27]-([.C28]+[.D28]))" office:value-type="float" office:value="0">
            <text:p>0</text:p>
          </table:table-cell>
          <table:table-cell table:formula="of:=IF(OR(ISBLANK([.C28]);ISBLANK([.D28]));&quot;&quot;;[.G27]-[.G28])">
            <text:p/>
          </table:table-cell>
          <table:table-cell table:formula="of:=IF(ISTEXT([.H28]);&quot;&quot;;AVERAGE([.H3:.H28]))">
            <text:p/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2"/>
          <table:table-cell table:formula="of:=IF(OR(ISBLANK([.C29]);ISBLANK([.D29]));0;[.E28]-[.C29])" office:value-type="float" office:value="0">
            <text:p>0</text:p>
          </table:table-cell>
          <table:table-cell table:formula="of:=IF(OR(ISBLANK([.C29]);ISBLANK([.D29]));0;[.F28]-[.D29])" office:value-type="float" office:value="0">
            <text:p>0</text:p>
          </table:table-cell>
          <table:table-cell table:formula="of:=IF(OR(ISBLANK([.C29]);ISBLANK([.D29]));0;[.G28]-([.C29]+[.D29]))" office:value-type="float" office:value="0">
            <text:p>0</text:p>
          </table:table-cell>
          <table:table-cell table:formula="of:=IF(OR(ISBLANK([.C29]);ISBLANK([.D29]));&quot;&quot;;[.G28]-[.G29])">
            <text:p/>
          </table:table-cell>
          <table:table-cell table:formula="of:=IF(ISTEXT([.H29]);&quot;&quot;;AVERAGE([.H3:.H29]))">
            <text:p/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2"/>
          <table:table-cell table:formula="of:=IF(OR(ISBLANK([.C30]);ISBLANK([.D30]));0;[.E29]-[.C30])" office:value-type="float" office:value="0">
            <text:p>0</text:p>
          </table:table-cell>
          <table:table-cell table:formula="of:=IF(OR(ISBLANK([.C30]);ISBLANK([.D30]));0;[.F29]-[.D30])" office:value-type="float" office:value="0">
            <text:p>0</text:p>
          </table:table-cell>
          <table:table-cell table:formula="of:=IF(OR(ISBLANK([.C30]);ISBLANK([.D30]));0;[.G29]-([.C30]+[.D30]))" office:value-type="float" office:value="0">
            <text:p>0</text:p>
          </table:table-cell>
          <table:table-cell table:formula="of:=IF(OR(ISBLANK([.C30]);ISBLANK([.D30]));&quot;&quot;;[.G29]-[.G30])">
            <text:p/>
          </table:table-cell>
          <table:table-cell table:formula="of:=IF(ISTEXT([.H30]);&quot;&quot;;AVERAGE([.H3:.H30]))">
            <text:p/>
          </table:table-cell>
        </table:table-row>
      </table:table>
      <table:table table:name="Sheet2" table:style-name="ta1"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>
            <text:p>Project Hours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Member Hours</text:p>
          </table:table-cell>
          <table:table-cell office:value-type="float" office:value="24">
            <text:p>24</text:p>
          </table:table-cell>
        </table:table-row>
      </table:table>
      <table:table table:name="Sheet3" table:style-name="ta1">
        <table:table-column table:style-name="co3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table:number-columns-repeated="2"/>
          <table:table-cell/>
        </table:table-row>
        <table:table-row table:style-name="ro1">
          <table:table-cell table:number-columns-repeated="2"/>
          <table:table-cell table:number-columns-repeated="2"/>
          <table:table-cell/>
        </table:table-row>
        <table:table-row table:style-name="ro1">
          <table:table-cell table:number-columns-repeated="2"/>
          <table:table-cell table:number-columns-repeated="2"/>
          <table:table-cell/>
        </table:table-row>
        <table:table-row table:style-name="ro1">
          <table:table-cell table:number-columns-repeated="2"/>
          <table:table-cell table:number-columns-repeated="2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stimated</text:p>
          </table:table-cell>
          <table:table-cell office:value-type="string">
            <text:p>Spent</text:p>
          </table:table-cell>
          <table:table-cell office:value-type="string">
            <text:p>Left</text:p>
          </table:table-cell>
        </table:table-row>
        <table:table-row table:style-name="ro1">
          <table:table-cell/>
          <table:table-cell office:value-type="string">
            <text:p>Story 1</text:p>
          </table:table-cell>
          <table:table-cell office:value-type="float" office:value="1">
            <text:p>1</text:p>
          </table:table-cell>
          <table:table-cell/>
          <table:table-cell table:formula="of:=[.C10]-[.D10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tory 2</text:p>
          </table:table-cell>
          <table:table-cell office:value-type="float" office:value="3">
            <text:p>3</text:p>
          </table:table-cell>
          <table:table-cell/>
          <table:table-cell table:formula="of:=[.C11]-[.D11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tory 3</text:p>
          </table:table-cell>
          <table:table-cell office:value-type="float" office:value="1">
            <text:p>1</text:p>
          </table:table-cell>
          <table:table-cell/>
          <table:table-cell table:formula="of:=[.C12]-[.D12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tory 4</text:p>
          </table:table-cell>
          <table:table-cell office:value-type="float" office:value="2">
            <text:p>2</text:p>
          </table:table-cell>
          <table:table-cell/>
          <table:table-cell table:formula="of:=[.C13]-[.D13]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tory 5</text:p>
          </table:table-cell>
          <table:table-cell office:value-type="float" office:value="5">
            <text:p>5</text:p>
          </table:table-cell>
          <table:table-cell/>
          <table:table-cell table:formula="of:=[.C14]-[.D14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Story 6</text:p>
          </table:table-cell>
          <table:table-cell office:value-type="float" office:value="3">
            <text:p>3</text:p>
          </table:table-cell>
          <table:table-cell/>
          <table:table-cell table:formula="of:=[.C15]-[.D15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tory 7</text:p>
          </table:table-cell>
          <table:table-cell office:value-type="float" office:value="2">
            <text:p>2</text:p>
          </table:table-cell>
          <table:table-cell/>
          <table:table-cell table:formula="of:=[.C16]-[.D16]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tory 8</text:p>
          </table:table-cell>
          <table:table-cell office:value-type="float" office:value="10">
            <text:p>10</text:p>
          </table:table-cell>
          <table:table-cell/>
          <table:table-cell table:formula="of:=[.C17]-[.D17]"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Story 9</text:p>
          </table:table-cell>
          <table:table-cell office:value-type="float" office:value="1">
            <text:p>1</text:p>
          </table:table-cell>
          <table:table-cell/>
          <table:table-cell table:formula="of:=[.C18]-[.D18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tory 10</text:p>
          </table:table-cell>
          <table:table-cell office:value-type="float" office:value="2">
            <text:p>2</text:p>
          </table:table-cell>
          <table:table-cell/>
          <table:table-cell table:formula="of:=[.C19]-[.D19]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table:formula="of:=SUM([.C10:.C19])" office:value-type="float" office:value="30">
            <text:p>30</text:p>
          </table:table-cell>
          <table:table-cell/>
          <table:table-cell table:formula="of:=SUM([.E10:.E19])" office:value-type="float" office:value="30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8">00/00/0000</text:date>, <text:time style:data-style-name="N2" text:time-value="0000-00-00T22:23:57.1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31T12:52:02.70</meta:creation-date>
    <meta:editing-duration>PT2H15M27S</meta:editing-duration>
    <meta:editing-cycles>12</meta:editing-cycles>
    <meta:generator>LibreOffice/3.6$Windows_x86 LibreOffice_project/932b512-69e3009-7a10e5c-fc86223-a55908</meta:generator>
    <dc:date>2013-02-08T22:24:52.73</dc:date>
    <meta:document-statistic meta:table-count="3" meta:cell-count="2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088cm" svg:height="12.614cm" xlink:href=".." xlink:type="simple" chart:class="chart:bar" chart:style-name="ch1">
        <chart:title svg:x="6.9cm" svg:y="0.388cm" chart:style-name="ch2">
          <text:p>Burndown Chart</text:p>
        </chart:title>
        <chart:subtitle svg:x="7.495cm" svg:y="1.419cm" chart:style-name="ch3">
          <text:p>Project Fey</text:p>
        </chart:subtitle>
        <chart:plot-area chart:style-name="ch4" table:cell-range-address="Sheet1.G3:Sheet1.G30" svg:x="1.379cm" svg:y="2.606cm" svg:width="15.027cm" svg:height="8.748cm">
          <chartooo:coordinate-region svg:x="2cm" svg:y="2.818cm" svg:width="14.406cm" svg:height="7.863cm"/>
          <chart:axis chart:dimension="x" chart:name="primary-x" chart:style-name="ch5">
            <chart:title svg:x="8.464cm" svg:y="11.607cm" chart:style-name="ch6">
              <text:p>Days</text:p>
            </chart:title>
          </chart:axis>
          <chart:axis chart:dimension="y" chart:name="primary-y" chart:style-name="ch7">
            <chart:title svg:x="0.451cm" svg:y="7.791cm" chart:style-name="ch8">
              <text:p>Hours Left</text:p>
            </chart:title>
            <chart:grid chart:style-name="ch9" chart:class="major"/>
          </chart:axis>
          <chart:series chart:style-name="ch10" chart:values-cell-range-address="Sheet1.G3:Sheet1.G30" chart:class="chart:bar"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.25">
                <text:p>47.25</text:p>
                <draw:g>
                  <svg:desc>Sheet1.G3:Sheet1.G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.75">
                <text:p>42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.75">
                <text:p>42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.75">
                <text:p>40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75">
                <text:p>40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.75">
                <text:p>40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932b512-69e3009-7a10e5c-fc86223-a5590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